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RcptHandler.setValidDomains( String do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RcptHandler.service( ServiceManager arg0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idRcpt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RcptHandler.setVirtualUserTableSupport( boolean v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RcptHandler.checkValidRcpt( SMTPSession session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ValidRcptHandler.setValidRecipients( String reci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RcptHandler.configure( Configuration arg0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ValidRcptHandler.setValidRegex( String re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alidRcptHandler.onCommand( SMTPSession s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